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3819" officeooo:paragraph-rsid="000d3819"/>
    </style:style>
    <style:style style:name="P2" style:family="paragraph" style:parent-style-name="Standard">
      <style:paragraph-properties fo:text-align="center" style:justify-single-word="false"/>
      <style:text-properties officeooo:rsid="000d3819" officeooo:paragraph-rsid="000d3819"/>
    </style:style>
    <style:style style:name="P3" style:family="paragraph" style:parent-style-name="Preformatted_20_Text">
      <style:text-properties fo:color="#000000" style:font-name="DejaVu Sans Mono" officeooo:rsid="000d3819" officeooo:paragraph-rsid="000d3819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DejaVu Sans Mono"/>
    </style:style>
    <style:style style:name="P5" style:family="paragraph" style:parent-style-name="Preformatted_20_Text">
      <style:paragraph-properties fo:text-align="center" style:justify-single-word="false"/>
    </style:style>
    <style:style style:name="P6" style:family="paragraph" style:parent-style-name="Preformatted_20_Text">
      <style:paragraph-properties fo:text-align="start" style:justify-single-word="false"/>
    </style:style>
    <style:style style:name="P7" style:family="paragraph" style:parent-style-name="Preformatted_20_Text">
      <style:paragraph-properties fo:text-align="start" style:justify-single-word="false"/>
      <style:text-properties officeooo:rsid="000d8fa9" officeooo:paragraph-rsid="000d8fa9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10" style:family="paragraph" style:parent-style-name="Preformatted_20_Text">
      <style:text-properties fo:color="#000000"/>
    </style:style>
    <style:style style:name="P11" style:family="paragraph" style:parent-style-name="Preformatted_20_Text">
      <style:text-properties fo:color="#000000" style:font-name="DejaVu Sans Mono"/>
    </style:style>
    <style:style style:name="T1" style:family="text">
      <style:text-properties officeooo:rsid="000d3819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weight="bold"/>
    </style:style>
    <style:style style:name="T4" style:family="text">
      <style:text-properties fo:color="#008080"/>
    </style:style>
    <style:style style:name="T5" style:family="text">
      <style:text-properties fo:color="#008080" style:font-name="DejaVu Sans Mono"/>
    </style:style>
    <style:style style:name="T6" style:family="text">
      <style:text-properties style:font-name="DejaVu Sans Mono"/>
    </style:style>
    <style:style style:name="T7" style:family="text">
      <style:text-properties fo:color="#0000ff" style:font-name="DejaVu Sans Mono"/>
    </style:style>
    <style:style style:name="T8" style:family="text">
      <style:text-properties fo:color="#808080"/>
    </style:style>
    <style:style style:name="T9" style:family="text">
      <style:text-properties fo:color="#808080" style:font-name="DejaVu Sans Mono" fo:font-style="italic"/>
    </style:style>
    <style:style style:name="T10" style:family="text">
      <style:text-properties fo:color="#000000" style:font-name="DejaVu Sans Mono"/>
    </style:style>
    <style:style style:name="T11" style:family="text">
      <style:text-properties fo:color="#660e7a" style:font-name="DejaVu Sans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Задача 1.</text:p>
      <text:p text:style-name="P1"><text:tab/>Добавим флаг об отсортированности массива. Вначале он будет равен true. После этого, во время прохождения по всему массиву если нам необходимо будет сделать перестановку элементов, то тогда обнуляем флаг. Если к концу итерации флаг останется равным true, это значит, что нам не пришлось делать перестановки, а значит массив уже отсортирван.</text:p>
      <text:p text:style-name="P1"/>
      <text:p text:style-name="P3"><text:span text:style-name="T2">void </text:span>bubble_sort(<text:span text:style-name="T4">std</text:span>::<text:span text:style-name="T4">vector</text:span>&lt;<text:span text:style-name="T2">int</text:span>&gt; &amp; array) {</text:p>
      <text:p text:style-name="P10"><text:s text:c="4"/><text:span text:style-name="T3">for</text:span><text:span text:style-name="T6">(</text:span><text:span text:style-name="T3">int </text:span><text:span text:style-name="T6">i = array.size()-</text:span><text:span text:style-name="T7">1</text:span><text:span text:style-name="T6">; i&gt;= </text:span><text:span text:style-name="T7">0</text:span><text:span text:style-name="T6">; i--) { </text:span><text:span text:style-name="T9">// N внешних итераций</text:span></text:p>
      <text:p text:style-name="P10"><text:span text:style-name="T8"><text:s text:c="8"/></text:span><text:span text:style-name="T3">bool </text:span><text:span text:style-name="T6">sorted = </text:span><text:span text:style-name="T3">true</text:span><text:span text:style-name="T6">;</text:span></text:p>
      <text:p text:style-name="P10"><text:s text:c="8"/><text:span text:style-name="T3">for</text:span><text:span text:style-name="T6">(</text:span><text:span text:style-name="T3">int </text:span><text:span text:style-name="T6">j = </text:span><text:span text:style-name="T7">0</text:span><text:span text:style-name="T6">; j &lt; i+</text:span><text:span text:style-name="T7">1</text:span><text:span text:style-name="T6">; j++) { </text:span><text:span text:style-name="T9">// проход по всему массиву и соответствующий обмен</text:span></text:p>
      <text:p text:style-name="P10"><text:span text:style-name="T8"><text:s text:c="12"/></text:span><text:span text:style-name="T3">if</text:span><text:span text:style-name="T6">(array</text:span><text:span text:style-name="T5">[</text:span><text:span text:style-name="T6">j</text:span><text:span text:style-name="T5">] </text:span><text:span text:style-name="T6">&gt; array</text:span><text:span text:style-name="T5">[</text:span><text:span text:style-name="T6">j+</text:span><text:span text:style-name="T7">1</text:span><text:span text:style-name="T5">]</text:span><text:span text:style-name="T6">) { </text:span><text:span text:style-name="T9">// меняем двух соседних, если они стоят в неправильном порядке</text:span></text:p>
      <text:p text:style-name="P10"><text:span text:style-name="T8"><text:s text:c="16"/></text:span><text:span text:style-name="T6">sorted = </text:span><text:span text:style-name="T3">false</text:span><text:span text:style-name="T6">;</text:span></text:p>
      <text:p text:style-name="P10"><text:s text:c="16"/><text:span text:style-name="T3">int </text:span><text:span text:style-name="T6">temp = array</text:span><text:span text:style-name="T5">[</text:span><text:span text:style-name="T6">j</text:span><text:span text:style-name="T5">]</text:span><text:span text:style-name="T6">;</text:span></text:p>
      <text:p text:style-name="P10"><text:s text:c="16"/><text:span text:style-name="T6">array</text:span><text:span text:style-name="T5">[</text:span><text:span text:style-name="T6">j</text:span><text:span text:style-name="T5">] </text:span><text:span text:style-name="T6">= array</text:span><text:span text:style-name="T5">[</text:span><text:span text:style-name="T6">j+</text:span><text:span text:style-name="T7">1</text:span><text:span text:style-name="T5">]</text:span><text:span text:style-name="T6">;</text:span></text:p>
      <text:p text:style-name="P10"><text:s text:c="16"/><text:span text:style-name="T6">array</text:span><text:span text:style-name="T5">[</text:span><text:span text:style-name="T6">j+</text:span><text:span text:style-name="T7">1</text:span><text:span text:style-name="T5">] </text:span><text:span text:style-name="T6">= temp;</text:span></text:p>
      <text:p text:style-name="P10"><text:s text:c="12"/><text:span text:style-name="T6">}</text:span></text:p>
      <text:p text:style-name="P10"><text:s text:c="8"/><text:span text:style-name="T6">}</text:span></text:p>
      <text:p text:style-name="P10"><text:s text:c="8"/><text:span text:style-name="T3">if</text:span><text:span text:style-name="T6">(sorted){</text:span></text:p>
      <text:p text:style-name="P10"><text:s text:c="12"/><text:span text:style-name="T3">break</text:span><text:span text:style-name="T6">;</text:span></text:p>
      <text:p text:style-name="P10"><text:s text:c="8"/><text:span text:style-name="T6">}</text:span></text:p>
      <text:p text:style-name="P10"><text:s text:c="4"/><text:span text:style-name="T6">}</text:span></text:p>
      <text:p text:style-name="P8"><text:span text:style-name="T10">}</text:span></text:p>
      <text:p text:style-name="P5">Задача 2.</text:p>
      <text:p text:style-name="P6"><text:tab/><text:span text:style-name="T1">Алгоритм уже описан в задании. Осталось его только реализовать.</text:span></text:p>
      <text:p text:style-name="P4"><text:span text:style-name="T2">class </text:span><text:span text:style-name="T4">Tree</text:span>{</text:p>
      <text:p text:style-name="P11"><text:span text:style-name="T2">public</text:span>:</text:p>
      <text:p text:style-name="P10"><text:s text:c="4"/><text:span text:style-name="T6">Tree(</text:span><text:span text:style-name="T3">int </text:span><text:span text:style-name="T6">v) { </text:span><text:span text:style-name="T9">// создание вершины со значением</text:span></text:p>
      <text:p text:style-name="P10"><text:span text:style-name="T8"><text:s text:c="8"/></text:span><text:span text:style-name="T11">value </text:span><text:span text:style-name="T6">= v;</text:span></text:p>
      <text:p text:style-name="P10"><text:s text:c="8"/><text:span text:style-name="T11">left </text:span><text:span text:style-name="T6">= </text:span><text:span text:style-name="T3">nullptr</text:span><text:span text:style-name="T6">;</text:span></text:p>
      <text:p text:style-name="P10"><text:s text:c="8"/><text:span text:style-name="T11">right </text:span><text:span text:style-name="T6">= </text:span><text:span text:style-name="T3">nullptr</text:span><text:span text:style-name="T6">;</text:span></text:p>
      <text:p text:style-name="P10"><text:s text:c="4"/><text:span text:style-name="T6">}</text:span></text:p>
      <text:p text:style-name="P10"><text:s text:c="4"/><text:span text:style-name="T3">void </text:span><text:span text:style-name="T6">add(</text:span><text:span text:style-name="T3">int </text:span><text:span text:style-name="T6">x){ </text:span><text:span text:style-name="T9">// добавление новой вершины</text:span></text:p>
      <text:p text:style-name="P10"><text:span text:style-name="T8"><text:s text:c="8"/></text:span><text:span text:style-name="T3">if</text:span><text:span text:style-name="T6">(x &lt; </text:span><text:span text:style-name="T11">value</text:span><text:span text:style-name="T6">){</text:span></text:p>
      <text:p text:style-name="P10"><text:s text:c="12"/><text:span text:style-name="T3">if</text:span><text:span text:style-name="T6">(</text:span><text:span text:style-name="T11">left </text:span><text:span text:style-name="T6">== </text:span><text:span text:style-name="T3">nullptr</text:span><text:span text:style-name="T6">) {</text:span></text:p>
      <text:p text:style-name="P10"><text:s text:c="16"/><text:span text:style-name="T11">left </text:span><text:span text:style-name="T6">= </text:span><text:span text:style-name="T3">new </text:span><text:span text:style-name="T6">Tree(x);</text:span></text:p>
      <text:p text:style-name="P10"><text:s text:c="12"/><text:span text:style-name="T6">}</text:span><text:span text:style-name="T3">else </text:span><text:span text:style-name="T6">{</text:span></text:p>
      <text:p text:style-name="P10"><text:s text:c="16"/><text:span text:style-name="T11">left</text:span><text:span text:style-name="T6">-&gt;add(x);</text:span></text:p>
      <text:p text:style-name="P10"><text:s text:c="12"/><text:span text:style-name="T6">}</text:span></text:p>
      <text:p text:style-name="P10"><text:s text:c="8"/><text:span text:style-name="T6">}</text:span><text:span text:style-name="T3">else </text:span><text:span text:style-name="T6">{</text:span></text:p>
      <text:p text:style-name="P10"><text:s text:c="12"/><text:span text:style-name="T3">if</text:span><text:span text:style-name="T6">(</text:span><text:span text:style-name="T11">right </text:span><text:span text:style-name="T6">== </text:span><text:span text:style-name="T3">nullptr</text:span><text:span text:style-name="T6">) {</text:span></text:p>
      <text:p text:style-name="P10"><text:s text:c="16"/><text:span text:style-name="T11">right </text:span><text:span text:style-name="T6">= </text:span><text:span text:style-name="T3">new </text:span><text:span text:style-name="T6">Tree(x);</text:span></text:p>
      <text:p text:style-name="P10"><text:s text:c="12"/><text:span text:style-name="T6">} </text:span><text:span text:style-name="T3">else </text:span><text:span text:style-name="T6">{</text:span></text:p>
      <text:p text:style-name="P10"><text:s text:c="16"/><text:span text:style-name="T11">right</text:span><text:span text:style-name="T6">-&gt;add(x);</text:span></text:p>
      <text:p text:style-name="P10"><text:s text:c="12"/><text:span text:style-name="T6">}</text:span></text:p>
      <text:p text:style-name="P10"><text:s text:c="8"/><text:span text:style-name="T6">}</text:span></text:p>
      <text:p text:style-name="P10"><text:s text:c="4"/><text:span text:style-name="T6">}</text:span></text:p>
      <text:p text:style-name="P10"><text:s text:c="4"/><text:span text:style-name="T3">void </text:span><text:span text:style-name="T6">build(</text:span><text:span text:style-name="T5">std</text:span><text:span text:style-name="T6">::</text:span><text:span text:style-name="T5">vector</text:span><text:span text:style-name="T6">&lt;</text:span><text:span text:style-name="T3">int</text:span><text:span text:style-name="T6">&gt; &amp; array) { </text:span><text:span text:style-name="T9">// восстановление отсортированного массива</text:span></text:p>
      <text:p text:style-name="P10"><text:span text:style-name="T8"><text:s text:c="8"/></text:span><text:span text:style-name="T3">if</text:span><text:span text:style-name="T6">(</text:span><text:span text:style-name="T11">left </text:span><text:span text:style-name="T6">!= </text:span><text:span text:style-name="T3">nullptr</text:span><text:span text:style-name="T6">) {</text:span></text:p>
      <text:p text:style-name="P10"><text:s text:c="12"/><text:span text:style-name="T11">left</text:span><text:span text:style-name="T6">-&gt;build(array);</text:span></text:p>
      <text:p text:style-name="P10"><text:s text:c="8"/><text:span text:style-name="T6">}</text:span></text:p>
      <text:p text:style-name="P10"><text:s text:c="8"/><text:span text:style-name="T6">array.push_back(</text:span><text:span text:style-name="T11">value</text:span><text:span text:style-name="T6">);</text:span></text:p>
      <text:p text:style-name="P10"><text:s text:c="8"/><text:span text:style-name="T3">if</text:span><text:span text:style-name="T6">(</text:span><text:span text:style-name="T11">right </text:span><text:span text:style-name="T6">!= </text:span><text:span text:style-name="T3">nullptr</text:span><text:span text:style-name="T6">) {</text:span></text:p>
      <text:p text:style-name="P10"><text:s text:c="12"/><text:span text:style-name="T11">right</text:span><text:span text:style-name="T6">-&gt;build(array);</text:span></text:p>
      <text:p text:style-name="P10"><text:soft-page-break/><text:s text:c="8"/><text:span text:style-name="T6">}</text:span></text:p>
      <text:p text:style-name="P10"><text:s text:c="4"/><text:span text:style-name="T6">}</text:span></text:p>
      <text:p text:style-name="P11"><text:span text:style-name="T2">private</text:span>:</text:p>
      <text:p text:style-name="P10"><text:s text:c="4"/><text:span text:style-name="T3">int </text:span><text:span text:style-name="T11">value</text:span><text:span text:style-name="T6">;</text:span></text:p>
      <text:p text:style-name="P10"><text:s text:c="4"/><text:span text:style-name="T5">Tree</text:span><text:span text:style-name="T6">* </text:span><text:span text:style-name="T11">left</text:span><text:span text:style-name="T6">;</text:span></text:p>
      <text:p text:style-name="P10"><text:s text:c="4"/><text:span text:style-name="T5">Tree</text:span><text:span text:style-name="T6">* </text:span><text:span text:style-name="T11">right</text:span><text:span text:style-name="T6">;</text:span></text:p>
      <text:p text:style-name="P11">};</text:p>
      <text:p text:style-name="P11"/>
      <text:p text:style-name="P11"><text:span text:style-name="T2">void </text:span>tree_sort(<text:span text:style-name="T4">std</text:span>::<text:span text:style-name="T4">vector</text:span>&lt;<text:span text:style-name="T2">int</text:span>&gt; &amp; array) {</text:p>
      <text:p text:style-name="P10"><text:s text:c="4"/><text:span text:style-name="T5">Tree </text:span><text:span text:style-name="T6">* root = </text:span><text:span text:style-name="T3">new </text:span><text:span text:style-name="T6">Tree(array</text:span><text:span text:style-name="T5">[</text:span><text:span text:style-name="T7">0</text:span><text:span text:style-name="T5">]</text:span><text:span text:style-name="T6">);</text:span></text:p>
      <text:p text:style-name="P10"><text:s text:c="4"/><text:span text:style-name="T3">for</text:span><text:span text:style-name="T6">(</text:span><text:span text:style-name="T3">int </text:span><text:span text:style-name="T6">i = </text:span><text:span text:style-name="T7">1</text:span><text:span text:style-name="T6">; i &lt; array.size(); i++) root-&gt;add(array</text:span><text:span text:style-name="T5">[</text:span><text:span text:style-name="T6">i</text:span><text:span text:style-name="T5">]</text:span><text:span text:style-name="T6">);</text:span></text:p>
      <text:p text:style-name="P10"><text:s text:c="4"/><text:span text:style-name="T6">array.clear();</text:span></text:p>
      <text:p text:style-name="P10"><text:s text:c="4"/><text:span text:style-name="T6">root-&gt;build(array);</text:span></text:p>
      <text:p text:style-name="P9">}</text:p>
      <text:p text:style-name="P7">Время работы данного алгоритма похоже на быструю сортировку → при хорошем разбиении за N*log(N), при плохом → за N*N. Однако проигрывает ему, так как возникают доп расходы на построение дерева, его хранение в памяти и восстановление массива из дерев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3:14:51.945038749</meta:creation-date>
    <dc:date>2016-12-05T23:32:59.404789353</dc:date>
    <meta:editing-duration>PT7M57S</meta:editing-duration>
    <meta:editing-cycles>1</meta:editing-cycles>
    <meta:document-statistic meta:table-count="0" meta:image-count="0" meta:object-count="0" meta:page-count="2" meta:paragraph-count="63" meta:word-count="289" meta:character-count="2214" meta:non-whitespace-character-count="1539"/>
    <meta:generator>LibreOffice/5.1.4.2$Linux_X86_64 LibreOffice_project/10m0$Build-2</meta:generator>
  </office:meta>
</office:document-meta>
</file>